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6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5:33:20.06926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30T12:07:24.938803408</dc:date>
    <meta:editing-duration>P86DT15H53M35S</meta:editing-duration>
    <meta:editing-cycles>1730</meta:editing-cycles>
    <meta:generator>LibreOffice/6.4.6.2$Linux_X86_64 LibreOffice_project/40$Build-2</meta:generator>
    <meta:document-statistic meta:table-count="3" meta:cell-count="5423" meta:object-count="0"/>
  </office:meta>
</office:document-meta>
</file>